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はううぅぅっ、あうあうぅ・・・どぉしよぅ・・・っ
　げ、限界だ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おしっこおしっこおしっこ・・・っ！！
　漏れちゃう漏れちゃう漏れちゃ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だめトイレ、トイレいきたいぃぃっ！！
　トイレぇっ！！　トイレしたいよお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わわあぁぅぅぅっ！！　やばいやばいやばい
やば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る・・・もぅ・・・で、出ちゃう・・・ぅぅ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、ヴィスティっ！！　ヴィスティィっ！！
ねえヴィスティ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ここ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むり・・・我慢・・・できな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でいいから、つ、作って・・・はやく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しました。</text:p>
          </table:table-cell>
          <table:table-cell table:style-name="ce0" office:value-type="string">
            <text:p>Map613</text:p>
          </table:table-cell>
          <table:table-cell table:style-name="ce0"/>
          <table:table-cell table:style-name="ce0" office:value-type="string">
            <text:p>Very well.</text:p>
          </table:table-cell>
          <table:table-cell table:number-columns-repeated="1020"/>
        </table:table-row>
        <table:table-row>
          <table:table-cell table:style-name="ce0" office:value-type="string">
            <text:p>ブロンシュ、あなたは木箱を解体して便座を
作ってください。　穴は私が掘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ぎ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！　カラットさま、もう少しだけ我慢だよ！
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そいで・・・お、おねが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